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3b3" officeooo:paragraph-rsid="001763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the barplot and scatter plot tell you different stories? Why? </text:p>
      <text:p text:style-name="P1"/>
      <text:p text:style-name="P1">The barplot implies that the observations in all four regions are similar, but the scatter plot shows quite a bit of variance: east and west have a broad range in observations, north has a narrow range of observations, and south has two distinct “populations” of observatio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9:38:11.543498083</meta:creation-date>
    <dc:date>2017-10-12T19:43:07.057291729</dc:date>
    <meta:editing-duration>PT4M56S</meta:editing-duration>
    <meta:editing-cycles>1</meta:editing-cycles>
    <meta:document-statistic meta:table-count="0" meta:image-count="0" meta:object-count="0" meta:page-count="1" meta:paragraph-count="2" meta:word-count="57" meta:character-count="342" meta:non-whitespace-character-count="285"/>
    <meta:generator>LibreOffice/5.1.6.2$Linux_X86_64 LibreOffice_project/10m0$Build-2</meta:generator>
  </office:meta>
</office:document-meta>
</file>